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20ec" officeooo:paragraph-rsid="001b20e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2pt" fo:font-weight="normal" officeooo:rsid="001b20ec" officeooo:paragraph-rsid="001b20ec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HICAL HACKING</text:p>
      <text:p text:style-name="P1"/>
      <text:p text:style-name="P2">1. What is the purpose of a vulnerability assessment in ethical hacking?<text:line-break/> <text:s text:c="2"/>- Option 3: To identify weaknesses and assess their potential impact<text:line-break/><text:line-break/>2. Which ethical hacking principle emphasizes the importance of obtaining proper authorization before conducting security tests?<text:line-break/> <text:s text:c="2"/>- Option 1: Legality<text:line-break/><text:line-break/>3. Which of the following is NOT a phase in the ethical hacking process?<text:line-break/> <text:s text:c="2"/>- Option 2: Infiltration<text:line-break/><text:line-break/>4. What is the main objective of a "social engineering" attack in ethical hacking?<text:line-break/> <text:s text:c="2"/>- Option 2: To manipulate individuals into revealing confidential information<text:line-break/><text:line-break/>5. What does the term "zero-day vulnerability" refer to in ethical hacking?<text:line-break/> <text:s text:c="2"/>- Option 3: A vulnerability that is unknown to software vendors<text:line-break/><text:line-break/>6. What is the primary goal of ethical hacking?<text:line-break/> <text:s text:c="2"/>- To identify and fix security vulnerabilities<text:line-break/><text:line-break/>7. Which type of ethical hacker typically has the most extensive knowledge of the target system?<text:line-break/> <text:s text:c="2"/>- Option 3: Insider Threat<text:line-break/><text:line-break/>8. What is the main difference between ethical hackers and malicious hackers?<text:line-break/> <text:s text:c="2"/>- Ethical hackers have permission to test and improve security.<text:line-break/><text:line-break/>9. Which term is often used to describe a hacker who uses their skills for malicious purposes?<text:line-break/> <text:s text:c="2"/>- Option 2: Black Hat Hacker<text:line-break/><text:line-break/>10. What is "penetration testing" in the context of ethical hacking?<text:line-break/> <text:s text:c="3"/>- Option 3: Simulating attacks to identify vulnerabilit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8:24:49.295000000</meta:creation-date>
    <dc:date>2023-10-19T18:27:05.734000000</dc:date>
    <meta:editing-duration>PT2M16S</meta:editing-duration>
    <meta:editing-cycles>1</meta:editing-cycles>
    <meta:document-statistic meta:table-count="0" meta:image-count="0" meta:object-count="0" meta:page-count="1" meta:paragraph-count="2" meta:word-count="211" meta:character-count="1358" meta:non-whitespace-character-count="1109"/>
    <meta:generator>LibreOffice/7.5.1.2$Windows_X86_64 LibreOffice_project/fcbaee479e84c6cd81291587d2ee68cba099e129</meta:generator>
  </office:meta>
</office:document-meta>
</file>